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33000000352F53D82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3" style:family="graphic" style:parent-style-name="objectwithoutfill">
      <style:graphic-properties draw:stroke="dash" draw:stroke-dash="Line_20_with_20_Fine_20_Dots" svg:stroke-width="0.04cm" svg:stroke-color="#ff00ff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75cm" draw:marker-end="Arrowheads_20_3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2cm" svg:stroke-color="#000000" draw:marker-start-width="0.23cm" draw:marker-end-width="0.23cm" draw:fill="solid" draw:fill-color="#3deb3d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e6ff00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ff3333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dash" draw:stroke-dash="Line_20_with_20_Fine_20_Dots" svg:stroke-width="0.04cm" svg:stroke-color="#999999" draw:marker-start-width="0.26cm" draw:marker-end-width="0.26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draw:stroke="dash" draw:stroke-dash="Line_20_with_20_Fine_20_Dots" svg:stroke-width="0.08cm" svg:stroke-color="#ff00ff" draw:marker-start-width="0.32cm" draw:marker-end-width="0.32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Line_20_with_20_Fine_20_Dots" svg:stroke-width="0.08cm" svg:stroke-color="#999999" draw:marker-start-width="0.32cm" draw:marker-end-width="0.32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13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4cm"/>
    </style:style>
    <style:style style:name="gr15" style:family="graphic" style:parent-style-name="standard">
      <style:graphic-properties draw:fill="solid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2cm"/>
    </style:style>
    <style:style style:name="gr17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2cm" svg:stroke-color="#008000" draw:marker-start-width="0.23cm" draw:marker-end-width="0.23cm" draw:fill="solid" draw:fill-color="#00ff00" draw:textarea-horizontal-align="justify" draw:textarea-vertical-align="middle" draw:auto-grow-height="false" fo:padding-top="0.135cm" fo:padding-bottom="0.135cm" fo:padding-left="0.26cm" fo:padding-right="0.26cm"/>
    </style:style>
    <style:style style:name="gr20" style:family="graphic" style:parent-style-name="standard">
      <style:graphic-properties draw:stroke="none" svg:stroke-color="#000000" draw:fill="none" draw:fill-color="#ffffff" fo:min-height="3.4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color="#000000" fo:font-family="Calibri" fo:font-size="12pt" style:font-family-asian="Calibri" style:font-size-asian="12pt" style:font-family-complex="Calibri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9.999cm" svg:height="2.399cm" svg:x="2.3cm" svg:y="4.3cm" svg:viewBox="0 0 10000 2400" draw:points="0,2400 10000,2400 10000,0 0,0 0,2400">
          <text:p/>
        </draw:polyline>
        <draw:frame draw:style-name="gr2" draw:layer="layout" svg:width="3.669cm" svg:height="0.799cm" svg:x="2.331cm" svg:y="4.301cm">
          <draw:text-box>
            <text:p text:style-name="P1"><text:span text:style-name="T1">Filters</text:span></text:p>
          </draw:text-box>
        </draw:frame>
        <draw:polyline draw:style-name="gr1" draw:layer="layout" svg:width="0.999cm" svg:height="1.038cm" svg:x="2.597cm" svg:y="5.298cm" svg:viewBox="0 0 1000 1039" draw:points="0,1039 1000,1039 1000,0 0,0 0,1039">
          <text:p/>
        </draw:polyline>
        <draw:polyline draw:style-name="gr1" draw:layer="layout" svg:width="0.999cm" svg:height="1.038cm" svg:x="3.8cm" svg:y="5.3cm" svg:viewBox="0 0 1000 1039" draw:points="0,1039 1000,1039 1000,0 0,0 0,1039">
          <text:p/>
        </draw:polyline>
        <draw:polyline draw:style-name="gr1" draw:layer="layout" svg:width="0.999cm" svg:height="1.038cm" svg:x="5cm" svg:y="5.297cm" svg:viewBox="0 0 1000 1039" draw:points="0,1039 1000,1039 1000,0 0,0 0,1039">
          <text:p/>
        </draw:polyline>
        <draw:polyline draw:style-name="gr1" draw:layer="layout" svg:width="0.999cm" svg:height="1.038cm" svg:x="7.4cm" svg:y="5.291cm" svg:viewBox="0 0 1000 1039" draw:points="0,1039 1000,1039 1000,0 0,0 0,1039">
          <text:p/>
        </draw:polyline>
        <draw:polyline draw:style-name="gr1" draw:layer="layout" svg:width="0.999cm" svg:height="1.038cm" svg:x="8.6cm" svg:y="5.3cm" svg:viewBox="0 0 1000 1039" draw:points="0,1039 1000,1039 1000,0 0,0 0,1039">
          <text:p/>
        </draw:polyline>
        <draw:polyline draw:style-name="gr1" draw:layer="layout" svg:width="0.999cm" svg:height="1.038cm" svg:x="9.8cm" svg:y="5.3cm" svg:viewBox="0 0 1000 1039" draw:points="0,1039 1000,1039 1000,0 0,0 0,1039">
          <text:p/>
        </draw:polyline>
        <draw:polyline draw:style-name="gr1" draw:layer="layout" svg:width="0.999cm" svg:height="1.038cm" svg:x="11cm" svg:y="5.3cm" svg:viewBox="0 0 1000 1039" draw:points="0,1039 1000,1039 1000,0 0,0 0,1039">
          <text:p/>
        </draw:polyline>
        <draw:polyline draw:style-name="gr1" draw:layer="layout" svg:width="0.999cm" svg:height="1.038cm" svg:x="12.6cm" svg:y="3.5cm" svg:viewBox="0 0 1000 1039" draw:points="0,1039 1000,1039 1000,0 0,0 0,1039">
          <text:p/>
        </draw:polyline>
        <draw:line draw:style-name="gr3" draw:text-style-name="P2" draw:layer="layout" svg:x1="10.3cm" svg:y1="5.4cm" svg:x2="10.3cm" svg:y2="6.3cm">
          <text:p/>
        </draw:line>
        <draw:line draw:style-name="gr4" draw:text-style-name="P2" draw:layer="layout" svg:x1="9.1cm" svg:y1="5.4cm" svg:x2="9.1cm" svg:y2="6.2cm">
          <text:p/>
        </draw:line>
        <draw:line draw:style-name="gr5" draw:text-style-name="P2" draw:layer="layout" svg:x1="7.9cm" svg:y1="5.9cm" svg:x2="7.9cm" svg:y2="5.4cm">
          <text:p/>
        </draw:line>
        <draw:line draw:style-name="gr5" draw:text-style-name="P2" draw:layer="layout" svg:x1="7.9cm" svg:y1="5.8cm" svg:x2="7.9cm" svg:y2="6.3cm">
          <text:p/>
        </draw:line>
        <draw:circle draw:style-name="gr6" draw:text-style-name="P2" draw:layer="layout" svg:width="0.8cm" svg:height="0.8cm" svg:x="2.7cm" svg:y="5.4cm">
          <text:p/>
        </draw:circle>
        <draw:circle draw:style-name="gr7" draw:text-style-name="P2" draw:layer="layout" svg:width="0.8cm" svg:height="0.8cm" svg:x="3.9cm" svg:y="5.4cm">
          <text:p/>
        </draw:circle>
        <draw:circle draw:style-name="gr8" draw:text-style-name="P2" draw:layer="layout" svg:width="0.8cm" svg:height="0.8cm" svg:x="5.1cm" svg:y="5.4cm">
          <text:p/>
        </draw:circle>
        <draw:line draw:style-name="gr9" draw:text-style-name="P2" draw:layer="layout" svg:x1="11.5cm" svg:y1="5.38cm" svg:x2="11.5cm" svg:y2="6.28cm">
          <text:p/>
        </draw:line>
        <draw:polyline draw:style-name="gr1" draw:layer="layout" svg:width="13.668cm" svg:height="1.799cm" svg:x="2.131cm" svg:y="10.5cm" svg:viewBox="0 0 13669 1800" draw:points="0,1800 13669,1800 13669,0 0,0 0,1800">
          <text:p/>
        </draw:polyline>
        <draw:polyline draw:style-name="gr1" draw:layer="layout" svg:width="0.999cm" svg:height="1.038cm" svg:x="2.428cm" svg:y="10.898cm" svg:viewBox="0 0 1000 1039" draw:points="0,1039 1000,1039 1000,0 0,0 0,1039">
          <text:p/>
        </draw:polyline>
        <draw:polyline draw:style-name="gr1" draw:layer="layout" svg:width="0.999cm" svg:height="1.038cm" svg:x="3.631cm" svg:y="10.9cm" svg:viewBox="0 0 1000 1039" draw:points="0,1039 1000,1039 1000,0 0,0 0,1039">
          <text:p/>
        </draw:polyline>
        <draw:polyline draw:style-name="gr1" draw:layer="layout" svg:width="0.999cm" svg:height="1.038cm" svg:x="4.831cm" svg:y="10.897cm" svg:viewBox="0 0 1000 1039" draw:points="0,1039 1000,1039 1000,0 0,0 0,1039">
          <text:p/>
        </draw:polyline>
        <draw:polyline draw:style-name="gr1" draw:layer="layout" svg:width="0.999cm" svg:height="1.038cm" svg:x="7.231cm" svg:y="10.891cm" svg:viewBox="0 0 1000 1039" draw:points="0,1039 1000,1039 1000,0 0,0 0,1039">
          <text:p/>
        </draw:polyline>
        <draw:polyline draw:style-name="gr1" draw:layer="layout" svg:width="0.999cm" svg:height="1.038cm" svg:x="8.431cm" svg:y="10.9cm" svg:viewBox="0 0 1000 1039" draw:points="0,1039 1000,1039 1000,0 0,0 0,1039">
          <text:p/>
        </draw:polyline>
        <draw:polyline draw:style-name="gr1" draw:layer="layout" svg:width="0.999cm" svg:height="1.038cm" svg:x="9.631cm" svg:y="10.9cm" svg:viewBox="0 0 1000 1039" draw:points="0,1039 1000,1039 1000,0 0,0 0,1039">
          <text:p/>
        </draw:polyline>
        <draw:line draw:style-name="gr10" draw:text-style-name="P2" draw:layer="layout" svg:x1="8.9cm" svg:y1="11cm" svg:x2="8.9cm" svg:y2="11.9cm">
          <text:p/>
        </draw:line>
        <draw:line draw:style-name="gr4" draw:text-style-name="P2" draw:layer="layout" svg:x1="7.7cm" svg:y1="11cm" svg:x2="7.7cm" svg:y2="11.8cm">
          <text:p/>
        </draw:line>
        <draw:line draw:style-name="gr5" draw:text-style-name="P2" draw:layer="layout" svg:x1="6.5cm" svg:y1="11.5cm" svg:x2="6.5cm" svg:y2="11cm">
          <text:p/>
        </draw:line>
        <draw:line draw:style-name="gr5" draw:text-style-name="P2" draw:layer="layout" svg:x1="6.5cm" svg:y1="11.4cm" svg:x2="6.5cm" svg:y2="11.9cm">
          <text:p/>
        </draw:line>
        <draw:circle draw:style-name="gr6" draw:text-style-name="P2" draw:layer="layout" svg:width="0.8cm" svg:height="0.8cm" svg:x="2.531cm" svg:y="11cm">
          <text:p/>
        </draw:circle>
        <draw:circle draw:style-name="gr7" draw:text-style-name="P2" draw:layer="layout" svg:width="0.8cm" svg:height="0.8cm" svg:x="3.731cm" svg:y="11cm">
          <text:p/>
        </draw:circle>
        <draw:circle draw:style-name="gr8" draw:text-style-name="P2" draw:layer="layout" svg:width="0.8cm" svg:height="0.8cm" svg:x="4.931cm" svg:y="11cm">
          <text:p/>
        </draw:circle>
        <draw:line draw:style-name="gr11" draw:text-style-name="P2" draw:layer="layout" svg:x1="10.1cm" svg:y1="11cm" svg:x2="10.1cm" svg:y2="11.9cm">
          <text:p/>
        </draw:line>
        <draw:polyline draw:style-name="gr1" draw:layer="layout" svg:width="0.999cm" svg:height="1.038cm" svg:x="6cm" svg:y="10.9cm" svg:viewBox="0 0 1000 1039" draw:points="0,1039 1000,1039 1000,0 0,0 0,1039">
          <text:p/>
        </draw:polyline>
        <draw:polyline draw:style-name="gr12" draw:text-style-name="P3" draw:layer="layout" svg:width="1.099cm" svg:height="1.038cm" svg:x="11.6cm" svg:y="10.9cm" svg:viewBox="0 0 1100 1039" draw:points="0,1039 1100,1039 1100,0 0,0 0,1039">
          <text:p/>
        </draw:polyline>
        <draw:polyline draw:style-name="gr1" draw:layer="layout" svg:width="0.999cm" svg:height="1.038cm" svg:x="14.4cm" svg:y="10.9cm" svg:viewBox="0 0 1000 1039" draw:points="0,1039 1000,1039 1000,0 0,0 0,1039">
          <text:p/>
        </draw:polyline>
        <draw:custom-shape draw:style-name="gr13" draw:text-style-name="P2" draw:layer="layout" svg:width="0.3cm" svg:height="0.2cm" svg:x="12.9cm" svg:y="11.3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4" draw:layer="layout" svg:width="2.1cm" svg:height="1.65cm" svg:x="11.4cm" svg:y="11.05cm">
          <draw:text-box>
            <text:p text:style-name="P4"><text:span text:style-name="T2">Mode</text:span></text:p>
          </draw:text-box>
        </draw:frame>
        <draw:rect draw:style-name="gr15" draw:text-style-name="P2" draw:layer="layout" svg:width="2.5cm" svg:height="1.3cm" svg:x="11.6cm" svg:y="12cm">
          <text:p/>
        </draw:rect>
        <draw:frame draw:style-name="gr16" draw:text-style-name="P3" draw:layer="layout" svg:width="2.7cm" svg:height="1.45cm" svg:x="11.5cm" svg:y="11.9cm">
          <draw:text-box>
            <text:p text:style-name="P3"><text:span text:style-name="T2">Normal</text:span><text:span text:style-name="T2"><text:line-break/></text:span><text:span text:style-name="T2">Differences</text:span></text:p>
          </draw:text-box>
        </draw:frame>
        <draw:line draw:style-name="gr17" draw:text-style-name="P2" draw:layer="layout" svg:x1="14cm" svg:y1="12.6cm" svg:x2="11.7cm" svg:y2="12.6cm">
          <text:p/>
        </draw:line>
        <draw:frame draw:style-name="gr18" draw:text-style-name="P2" draw:layer="layout" svg:width="0.805cm" svg:height="0.837cm" svg:x="14.495cm" svg:y="11cm">
          <draw:image xlink:href="Pictures/1000000000000033000000352F53D82E.png" xlink:type="simple" xlink:show="embed" xlink:actuate="onLoad">
            <text:p/>
          </draw:image>
        </draw:frame>
        <draw:custom-shape draw:style-name="gr19" draw:text-style-name="P2" draw:layer="layout" svg:width="0.352cm" svg:height="0.345cm" svg:x="15cm" svg:y="11.55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line draw:style-name="gr1" draw:layer="layout" svg:width="13.668cm" svg:height="1.799cm" svg:x="2.131cm" svg:y="14.3cm" svg:viewBox="0 0 13669 1800" draw:points="0,1800 13669,1800 13669,0 0,0 0,1800">
          <text:p/>
        </draw:polyline>
        <draw:polyline draw:style-name="gr1" draw:layer="layout" svg:width="0.999cm" svg:height="1.038cm" svg:x="2.428cm" svg:y="14.698cm" svg:viewBox="0 0 1000 1039" draw:points="0,1039 1000,1039 1000,0 0,0 0,1039">
          <text:p/>
        </draw:polyline>
        <draw:polyline draw:style-name="gr1" draw:layer="layout" svg:width="0.999cm" svg:height="1.038cm" svg:x="3.631cm" svg:y="14.7cm" svg:viewBox="0 0 1000 1039" draw:points="0,1039 1000,1039 1000,0 0,0 0,1039">
          <text:p/>
        </draw:polyline>
        <draw:polyline draw:style-name="gr1" draw:layer="layout" svg:width="0.999cm" svg:height="1.038cm" svg:x="4.831cm" svg:y="14.697cm" svg:viewBox="0 0 1000 1039" draw:points="0,1039 1000,1039 1000,0 0,0 0,1039">
          <text:p/>
        </draw:polyline>
        <draw:polyline draw:style-name="gr1" draw:layer="layout" svg:width="0.999cm" svg:height="1.038cm" svg:x="7.231cm" svg:y="14.691cm" svg:viewBox="0 0 1000 1039" draw:points="0,1039 1000,1039 1000,0 0,0 0,1039">
          <text:p/>
        </draw:polyline>
        <draw:polyline draw:style-name="gr1" draw:layer="layout" svg:width="0.999cm" svg:height="1.038cm" svg:x="8.431cm" svg:y="14.7cm" svg:viewBox="0 0 1000 1039" draw:points="0,1039 1000,1039 1000,0 0,0 0,1039">
          <text:p/>
        </draw:polyline>
        <draw:polyline draw:style-name="gr1" draw:layer="layout" svg:width="0.999cm" svg:height="1.038cm" svg:x="9.631cm" svg:y="14.7cm" svg:viewBox="0 0 1000 1039" draw:points="0,1039 1000,1039 1000,0 0,0 0,1039">
          <text:p/>
        </draw:polyline>
        <draw:line draw:style-name="gr10" draw:text-style-name="P2" draw:layer="layout" svg:x1="8.9cm" svg:y1="14.8cm" svg:x2="8.9cm" svg:y2="15.7cm">
          <text:p/>
        </draw:line>
        <draw:line draw:style-name="gr4" draw:text-style-name="P2" draw:layer="layout" svg:x1="7.7cm" svg:y1="14.8cm" svg:x2="7.7cm" svg:y2="15.6cm">
          <text:p/>
        </draw:line>
        <draw:line draw:style-name="gr5" draw:text-style-name="P2" draw:layer="layout" svg:x1="6.5cm" svg:y1="15.3cm" svg:x2="6.5cm" svg:y2="14.8cm">
          <text:p/>
        </draw:line>
        <draw:line draw:style-name="gr5" draw:text-style-name="P2" draw:layer="layout" svg:x1="6.5cm" svg:y1="15.2cm" svg:x2="6.5cm" svg:y2="15.7cm">
          <text:p/>
        </draw:line>
        <draw:circle draw:style-name="gr6" draw:text-style-name="P2" draw:layer="layout" svg:width="0.8cm" svg:height="0.8cm" svg:x="2.531cm" svg:y="14.8cm">
          <text:p/>
        </draw:circle>
        <draw:circle draw:style-name="gr7" draw:text-style-name="P2" draw:layer="layout" svg:width="0.8cm" svg:height="0.8cm" svg:x="3.731cm" svg:y="14.8cm">
          <text:p/>
        </draw:circle>
        <draw:circle draw:style-name="gr8" draw:text-style-name="P2" draw:layer="layout" svg:width="0.8cm" svg:height="0.8cm" svg:x="4.931cm" svg:y="14.8cm">
          <text:p/>
        </draw:circle>
        <draw:line draw:style-name="gr11" draw:text-style-name="P2" draw:layer="layout" svg:x1="10.1cm" svg:y1="14.8cm" svg:x2="10.1cm" svg:y2="15.7cm">
          <text:p/>
        </draw:line>
        <draw:polyline draw:style-name="gr1" draw:layer="layout" svg:width="0.999cm" svg:height="1.038cm" svg:x="6cm" svg:y="14.7cm" svg:viewBox="0 0 1000 1039" draw:points="0,1039 1000,1039 1000,0 0,0 0,1039">
          <text:p/>
        </draw:polyline>
        <draw:polyline draw:style-name="gr12" draw:text-style-name="P3" draw:layer="layout" svg:width="1.099cm" svg:height="1.038cm" svg:x="11.6cm" svg:y="14.7cm" svg:viewBox="0 0 1100 1039" draw:points="0,1039 1100,1039 1100,0 0,0 0,1039">
          <text:p/>
        </draw:polyline>
        <draw:polyline draw:style-name="gr1" draw:layer="layout" svg:width="0.999cm" svg:height="1.038cm" svg:x="14.4cm" svg:y="14.7cm" svg:viewBox="0 0 1000 1039" draw:points="0,1039 1000,1039 1000,0 0,0 0,1039">
          <text:p/>
        </draw:polyline>
        <draw:custom-shape draw:style-name="gr13" draw:text-style-name="P2" draw:layer="layout" svg:width="0.3cm" svg:height="0.2cm" svg:x="12.9cm" svg:y="15.1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4" draw:layer="layout" svg:width="2.1cm" svg:height="1.65cm" svg:x="11.4cm" svg:y="14.85cm">
          <draw:text-box>
            <text:p text:style-name="P4"><text:span text:style-name="T2">Mode</text:span></text:p>
          </draw:text-box>
        </draw:frame>
        <draw:rect draw:style-name="gr15" draw:text-style-name="P2" draw:layer="layout" svg:width="2.5cm" svg:height="1.3cm" svg:x="11.6cm" svg:y="15.8cm">
          <text:p/>
        </draw:rect>
        <draw:frame draw:style-name="gr16" draw:text-style-name="P3" draw:layer="layout" svg:width="2.7cm" svg:height="1.45cm" svg:x="11.5cm" svg:y="15.7cm">
          <draw:text-box>
            <text:p text:style-name="P3"><text:span text:style-name="T2">Normal</text:span><text:span text:style-name="T2"><text:line-break/></text:span><text:span text:style-name="T2">Differences</text:span></text:p>
          </draw:text-box>
        </draw:frame>
        <draw:line draw:style-name="gr17" draw:text-style-name="P2" draw:layer="layout" svg:x1="14cm" svg:y1="16.4cm" svg:x2="11.7cm" svg:y2="16.4cm">
          <text:p/>
        </draw:line>
        <draw:frame draw:style-name="gr18" draw:text-style-name="P2" draw:layer="layout" svg:width="0.805cm" svg:height="0.837cm" svg:x="14.495cm" svg:y="14.8cm">
          <draw:image xlink:href="Pictures/1000000000000033000000352F53D82E.png" xlink:type="simple" xlink:show="embed" xlink:actuate="onLoad">
            <text:p/>
          </draw:image>
        </draw:frame>
        <draw:custom-shape draw:style-name="gr19" draw:text-style-name="P2" draw:layer="layout" svg:width="0.352cm" svg:height="0.345cm" svg:x="15cm" svg:y="15.35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5" draw:layer="layout" svg:width="14.5cm" svg:height="3.65cm" svg:x="1.8cm" svg:y="14.2cm">
          <draw:text-box>
            <text:p text:style-name="P5"><text:span text:style-name="T3"><text:s text:c="3"/></text:span><text:span text:style-name="T3">1 <text:s text:c="10"/>2 <text:s text:c="9"/>3 <text:s text:c="9"/>4 <text:s text:c="10"/>5 <text:s text:c="9"/>6 <text:s text:c="9"/>7 <text:s text:c="18"/>8 <text:s text:c="26"/>9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3" draw:display-name="Arrowheads 3" svg:viewBox="0 0 1013 1130" svg:d="m1009 1050-449-1008-22-30-29-12-34 12-21 26-449 1012-5 13v8l5 21 12 21 17 13 21 4h903l21-4 21-13 9-21 4-21v-8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18:02:36.12</meta:creation-date>
    <dc:date>2012-12-14T05:16:48.03</dc:date>
    <meta:editing-duration>PT1H46M34S</meta:editing-duration>
    <meta:editing-cycles>43</meta:editing-cycles>
    <meta:generator>OpenOffice.org/3.4.1$Win32 OpenOffice.org_project/341m1$Build-9593</meta:generator>
    <meta:document-statistic meta:object-count="69"/>
  </office:meta>
</office:document-meta>
</file>